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7">
            <text:p>7</text:p>
          </table:table-cell>
          <table:table-cell table:formula="of:=2+3+4+5+6+7+8+1" office:value-type="float" office:value="36">
            <text:p>36</text:p>
          </table:table-cell>
          <table:table-cell office:value-type="string">
            <text:p>7/3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2+3+4+5+6+7+1" office:value-type="float" office:value="28">
            <text:p>28</text:p>
          </table:table-cell>
          <table:table-cell office:value-type="string">
            <text:p>6/2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2+3+4+5+6+1" office:value-type="float" office:value="21">
            <text:p>21</text:p>
          </table:table-cell>
          <table:table-cell office:value-type="string">
            <text:p>5/2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2+3+4+5+1" office:value-type="float" office:value="15">
            <text:p>15</text:p>
          </table:table-cell>
          <table:table-cell office:value-type="string">
            <text:p>4/1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2+3+4+1" office:value-type="float" office:value="10">
            <text:p>10</text:p>
          </table:table-cell>
          <table:table-cell office:value-type="string">
            <text:p>3/1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2+3+1" office:value-type="float" office:value="6">
            <text:p>6</text:p>
          </table:table-cell>
          <table:table-cell office:value-type="string">
            <text:p>2/6</text:p>
          </table:table-cell>
          <table:table-cell office:value-type="float" office:value="40">
            <text:p>40</text:p>
          </table:table-cell>
          <table:table-cell>
            <draw:frame table:end-cell-address="Sheet1.N31" table:end-x="0.221cm" table:end-y="0.159cm" draw:z-index="0" draw:style-name="gr1" svg:width="20.388cm" svg:height="11.253cm" svg:x="0.156cm" svg:y="0.153cm">
              <draw:object draw:notify-on-update-of-ranges="Sheet1.C1:Sheet1.C6 Sheet1.D1:Sheet1.D6 Sheet1.A1:Sheet1.A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9">09.06.2012</text:date>, <text:time>00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8T23:55:20</meta:creation-date>
    <dc:date>2012-06-09T00:16:34</dc:date>
    <meta:editing-duration>PT21M15S</meta:editing-duration>
    <meta:editing-cycles>2</meta:editing-cycles>
    <meta:generator>LibreOffice/3.3$Linux LibreOffice_project/330m19$Build-202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2" chart:maximum="7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89cm" svg:height="11.254cm" xlink:href=".." xlink:type="simple" chart:class="chart:scatter" chart:style-name="ch1">
        <chart:legend chart:legend-position="bottom" svg:x="7.738cm" svg:y="10.478cm" chart:style-name="ch2"/>
        <chart:plot-area chart:style-name="ch3" table:cell-range-address="Sheet1.A1:Sheet1.A6 Sheet1.C1:Sheet1.D6" chart:data-source-has-labels="row" svg:x="1.418cm" svg:y="1.035cm" svg:width="18.157cm" svg:height="8.238cm">
          <chartooo:coordinate-region svg:x="2.039cm" svg:y="1.235cm" svg:width="17.442cm" svg:height="7.391cm"/>
          <chart:axis chart:dimension="x" chart:name="primary-x" chart:style-name="ch4">
            <chart:title svg:x="8.719cm" svg:y="9.498cm" chart:style-name="ch5">
              <text:p># membership functions</text:p>
            </chart:title>
            <chart:grid chart:style-name="ch6" chart:class="major"/>
          </chart:axis>
          <chart:axis chart:dimension="y" chart:name="primary-y" chart:style-name="ch7">
            <chart:title svg:x="0.451cm" svg:y="6.64cm" chart:style-name="ch8">
              <text:p># classified patterns</text:p>
            </chart:title>
            <chart:grid chart:style-name="ch6" chart:class="major"/>
          </chart:axis>
          <chart:series chart:style-name="ch9" chart:values-cell-range-address="Sheet1.D1:Sheet1.D6" chart:label-cell-address="Sheet1.C1:Sheet1.C6" chart:class="chart:scatter">
            <chart:domain table:cell-range-address="Sheet1.A1:Sheet1.A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  <text:list>
                  <text:list-item>
                    <text:p>7/36</text:p>
                  </text:list-item>
                  <text:list-item>
                    <text:p>6/28</text:p>
                  </text:list-item>
                  <text:list-item>
                    <text:p>5/21</text:p>
                  </text:list-item>
                  <text:list-item>
                    <text:p>4/15</text:p>
                  </text:list-item>
                  <text:list-item>
                    <text:p>3/10</text:p>
                  </text:list-item>
                  <text:list-item>
                    <text:p>2/6</text:p>
                  </text:list-item>
                </text:list>
              </table:table-cell>
              <table:table-cell office:value-type="string">
                <text:p>7/36 6/28 5/21 4/15 3/10 2/6</text:p>
                <draw:g>
                  <svg:desc>Sheet1.C1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1:Sheet1.A6</svg:desc>
                </draw:g>
              </table:table-cell>
              <table:table-cell office:value-type="float" office:value="27">
                <text:p>27</text:p>
                <draw:g>
                  <svg:desc>Sheet1.D1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